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117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4" office:value-type="string" calcext:value-type="string">
            <text:p>Alerte</text:p>
          </table:table-cell>
          <table:table-cell table:number-columns-repeated="4"/>
          <table:table-cell table:style-name="ce4" office:value-type="string" calcext:value-type="string">
            <text:p>Credential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not null,unique</text:p>
          </table:table-cell>
          <table:table-cell/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t null</text:p>
          </table:table-cell>
          <table:table-cell/>
          <table:table-cell table:number-columns-repeated="2" table:style-name="ce3" office:value-type="string" calcext:value-type="string">
            <text:p>password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etat</text:p>
          </table:table-cell>
          <table:table-cell table:style-name="ce3" office:value-type="string" calcext:value-type="string">
            <text:p>Varchar(50)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mainpassword</text:p>
          </table:table-cell>
          <table:table-cell table:style-name="ce3" office:value-type="string" calcext:value-type="string">
            <text:p>Bollean</text:p>
          </table:table-cell>
          <table:table-cell table:style-name="ce3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table:style-name="ce3" office:value-type="string" calcext:value-type="string">
            <text:p>begindate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 table:number-columns-repeated="6"/>
          <table:table-cell table:number-columns-repeated="2" table:style-name="ce3" office:value-type="string" calcext:value-type="string">
            <text:p>enddate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4" office:value-type="string" calcext:value-type="string">
            <text:p>Calendar</text:p>
          </table:table-cell>
          <table:table-cell table:number-columns-repeated="4"/>
          <table:table-cell table:number-columns-repeated="2" table:style-name="ce3" office:value-type="string" calcext:value-type="string">
            <text:p>cod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style-name="Default" table:number-columns-repeated="3"/>
          <table:table-cell/>
          <table:table-cell table:style-name="ce4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</table:table-row>
        <table:table-row table:style-name="ro1"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ntraint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not null,uniq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script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3" office:value-type="string" calcext:value-type="string">
            <text:p>zodiacsign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3" office:value-type="string" calcext:value-type="string">
            <text:p>effect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3" office:value-type="string" calcext:value-type="string">
            <text:p>physicalresit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3" office:value-type="string" calcext:value-type="string">
            <text:p>magicresit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3" office:value-type="string" calcext:value-type="string">
            <text:p>obscureresit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3" office:value-type="string" calcext:value-type="string">
            <text:p>socialresit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ce4" office:value-type="string" calcext:value-type="string">
            <text:p>Bonus/Malus</text:p>
          </table:table-cell>
          <table:table-cell table:style-name="Default" table:number-columns-repeated="3"/>
          <table:table-cell/>
          <table:table-cell table:number-columns-repeated="2" table:style-name="ce3" office:value-type="string" calcext:value-type="string">
            <text:p>technologyresit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nsterpart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number-columns-repeated="2" table:style-name="ce3" office:value-type="string" calcext:value-type="string">
            <text:p>psychicresit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nsterx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Entity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Cla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not null,uniq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datecreation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(255)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blason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rnattact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jobtitl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datejoin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Trib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not null,uniq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datecreation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(255)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blason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50)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jobtitl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3" office:value-type="string" calcext:value-type="string">
            <text:p>datejoin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4" office:value-type="string" calcext:value-type="string">
            <text:p>Pack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not null,uniq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Feat</text:p>
          </table:table-cell>
          <table:table-cell table:style-name="Default" table:number-columns-repeated="3"/>
          <table:table-cell/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Varchar(255)</text:p>
          </table:table-cell>
          <table:table-cell table:style-name="ce3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4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05T11:33:53.038646375</dc:date>
    <meta:editing-duration>PT7M12S</meta:editing-duration>
    <meta:editing-cycles>1</meta:editing-cycles>
    <meta:document-statistic meta:table-count="1" meta:cell-count="616" meta:object-count="0"/>
    <meta:generator>LibreOffice/24.2.7.2$Linux_X86_64 LibreOffice_project/420$Build-2</meta:generator>
  </office:meta>
</office:document-meta>
</file>